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6.00pt" fo:font-weight="bold"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fo:color="#ff0000"/>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6.00pt" fo:font-weight="bold" fo:font-family="Calibri" style:font-family-asian="Calibri" style:font-family-complex="Calibri" fo:background-color="transparent" style:use-window-font-color="true"/>
    </style:style>
    <style:style style:name="T9" style:family="text">
      <style:text-properties fo:font-size="16.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bold" fo:font-family="Calibri" style:font-family-asian="Calibri" style:font-family-complex="Calibri" fo:background-color="transparent" style:use-window-font-color="true"/>
    </style:style>
    <style:style style:name="T16" style:family="text">
      <style:text-properties fo:font-size="16.00pt" fo:font-weight="bold"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6.00pt" fo:font-weight="bold" fo:font-family="Calibri" style:font-family-asian="Calibri" style:font-family-complex="Calibri" fo:background-color="transparent" style:use-window-font-color="true"/>
    </style:style>
    <style:style style:name="T19" style:family="text">
      <style:text-properties fo:font-size="16.00pt" fo:font-weight="bold"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00.00%" fo:text-align="center"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text:list-style style:name="L6">
      <text:list-level-style-number text:level="1" style:num-suffix="." style:num-format="1">
        <style:list-level-properties text:space-before="18.00pt" text:min-label-width="18.00pt"/>
      </text:list-level-style-number>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number text:level="1" style:num-suffix="." style:num-format="1">
        <style:list-level-properties text:space-before="18.00pt" text:min-label-width="18.00pt"/>
      </text:list-level-style-number>
    </text:list-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office:automatic-styles>
  <office:body>
    <office:text>
      <text:p text:style-name="P1"><text:span text:style-name="T1">MODULE HTML-5</text:span></text:p>
      <text:p text:style-name="P1"><text:span text:style-name="T2">•</text:span><text:span text:style-name="T3"><text:s/>What are the new tags added in HTML5?</text:span></text:p>
      <text:p text:style-name="P1"><text:span text:style-name="T4">ans:<text:s text:c="2"/>There are several new tags added in html 5 such as &lt;video&gt;,</text:span></text:p>
      <text:p text:style-name="P1"><text:span text:style-name="T4">&lt;iframe&gt;, &lt;nav&gt;, &lt;section&gt;, etc..</text:span></text:p>
      <text:p text:style-name="P1"><text:span text:style-name="T5">&lt;iframe src="https://www.youtube.com" title="Youtube"&gt;&lt;/iframe&gt;</text:span></text:p>
      <text:p text:style-name="P1"><text:span text:style-name="T5">&lt;nav&gt;</text:span></text:p>
      <text:p text:style-name="P1"><text:span text:style-name="T5">&lt;a href="/html/"&gt;HTML&lt;/a&gt; |</text:span></text:p>
      <text:p text:style-name="P1"><text:span text:style-name="T5">&lt;a href="/css/"&gt;CSS&lt;/a&gt; |</text:span></text:p>
      <text:p text:style-name="P1"><text:span text:style-name="T5">&lt;a href="/js/"&gt;JavaScript&lt;/a&gt; |</text:span></text:p>
      <text:p text:style-name="P1"><text:span text:style-name="T5">&lt;a href="/python/"&gt;Python&lt;/a&gt;</text:span></text:p>
      <text:p text:style-name="P1"><text:span text:style-name="T6">&lt;/nav&gt;</text:span></text:p>
      <text:p text:style-name="P1"><text:span text:style-name="T7">•</text:span><text:span text:style-name="T8"><text:s/>How to embed audio and video in a webpage?</text:span></text:p>
      <text:p text:style-name="P1"><text:span text:style-name="T9">ans:<text:s/></text:span><text:span text:style-name="T10">To add audio and video we can simply use &lt;audio&gt; &amp; &lt;video&gt;</text:span></text:p>
      <text:p text:style-name="P1"><text:span text:style-name="T10">tags.</text:span></text:p>
      <text:p text:style-name="P1"><text:span text:style-name="T11">Code:</text:span></text:p>
      <text:p text:style-name="P2"><draw:frame text:anchor-type="as-char" svg:width="152.40mm" svg:height="53.98mm" style:rel-width="scale" style:rel-height="scale"><draw:object-ole xlink:href="OleObj1"/><draw:image xlink:href="ObjectReplacements/OleObj1"/></draw:frame><text:span text:style-name="T12"/></text:p>
      <text:p text:style-name="P3"><text:span text:style-name="T13">(zoom in to have a clear view)</text:span></text:p>
      <text:p text:style-name="P4"><text:span text:style-name="T13">Output:</text:span></text:p>
      <text:p text:style-name="P4"><draw:frame text:anchor-type="as-char" svg:width="152.40mm" svg:height="110.33mm" style:rel-width="scale" style:rel-height="scale"><draw:object-ole xlink:href="OleObj2"/><draw:image xlink:href="ObjectReplacements/OleObj2"/></draw:frame><text:span text:style-name="T14"/></text:p>
      <text:p text:style-name="P5"><text:span text:style-name="T14"/></text:p>
      <text:p text:style-name="P5"><text:span text:style-name="T15">•</text:span><text:span text:style-name="T16"><text:s/>Semantic element in HTML5?</text:span></text:p>
      <text:p text:style-name="P5"><text:span text:style-name="T17">ans: Semantic elements in HTML5 are tags that give meaning to the content , making it easier to understand both for humans and machines. Instead of just telling how content should look, semantic elements describe what the content represents. They help organize web pages into sections. Examples of semantic elements are &lt;header&gt;, &lt;nav&gt;, &lt;main&gt;, &lt;article&gt;, &lt;section&gt;, &lt;footer&gt;, and &lt;aside&gt;.</text:span></text:p>
      <text:p text:style-name="P5"><text:span text:style-name="T18">•</text:span><text:span text:style-name="T19"><text:s/>Canvas and SVG tags.</text:span></text:p>
      <text:p text:style-name="P5"><text:span text:style-name="T20">ans: Both &lt;canvas&gt; and &lt;svg&gt; are HTML5 elements used for drawing graphics on web pages, but here's the diffrence:</text:span></text:p>
      <text:p text:style-name="P5"><text:span text:style-name="T21">-&gt;</text:span><text:span text:style-name="T22"><text:s/>Canvas (&lt;canvas&gt;): </text:span></text:p>
      <text:list text:style-name="L6">
        <text:list-item>
          <text:p text:style-name="P6"><text:span text:style-name="T22">This element allows you to draw shapes, images and custom graphics dynamically.</text:span></text:p>
        </text:list-item>
        <text:list-item>
          <text:p text:style-name="P6"><text:span text:style-name="T22">The drawing is done using a scripting language that interacts with the canvas .</text:span></text:p>
        </text:list-item>
        <text:list-item>
          <text:p text:style-name="P6"><text:span text:style-name="T22">It is primarily used for animation purpose,making it suitable for gaming graphics.</text:span></text:p>
        </text:list-item>
      </text:list>
      <text:p text:style-name="P7"><text:span text:style-name="T22"><text:s text:c="2"/></text:span><text:span text:style-name="T23">-&gt;<text:s/></text:span><text:span text:style-name="T24">SVG(&lt;svg&gt;):</text:span></text:p>
      <text:list text:style-name="L8">
        <text:list-item>
          <text:p text:style-name="P8"><text:span text:style-name="T24">The &lt;svg&gt; element is a vector graphics format. It defines graphics in XML format.</text:span></text:p>
        </text:list-item>
        <text:list-item>
          <text:p text:style-name="P8"><text:span text:style-name="T24">SVG graphics are created using XML tags that describes shapes,paths and text, this makes good charts and graphs.</text:span></text:p>
        </text:list-item>
        <text:list-item>
          <text:p text:style-name="P8"><text:span text:style-name="T24">Elements inside SVG can be customize uisng CSS and animated using javascript.</text:span></text:p>
        </text:list-item>
      </text:list>
      <text:p text:style-name="P9"><draw:frame text:anchor-type="as-char" svg:width="152.40mm" svg:height="52.12mm" style:rel-width="scale" style:rel-height="scale"><draw:object-ole xlink:href="OleObj3"/><draw:image xlink:href="ObjectReplacements/OleObj3"/></draw:frame><text:span text:style-name="T25"/></text:p>
      <text:p text:style-name="P10"><text:span text:style-name="T25"/></text:p>
      <text:p text:style-name="P10"><text:span text:style-name="T25"/></text:p>
      <text:p text:style-name="P10"><text:span text:style-name="T26"><text:s/></text:span></text:p>
      <text:p text:style-name="P10"><text:span text:style-name="T2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